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e90e6" officeooo:paragraph-rsid="001e90e6"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e90e6" officeooo:paragraph-rsid="001e90e6" fo:background-color="#d4ea6b" style:font-weight-asian="bold" style:font-weight-complex="bold"/>
    </style:style>
    <style:style style:name="P3" style:family="paragraph" style:parent-style-name="Standard">
      <style:text-properties style:text-underline-style="none" fo:font-weight="normal" officeooo:rsid="001e90e6" officeooo:paragraph-rsid="001e90e6"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e90e6" officeooo:paragraph-rsid="001e90e6" style:font-weight-asian="normal" style:font-weight-complex="normal"/>
    </style:style>
    <style:style style:name="P5" style:family="paragraph" style:parent-style-name="Standard">
      <style:text-properties style:text-underline-style="none" fo:font-weight="bold" officeooo:rsid="001e90e6" officeooo:paragraph-rsid="001e90e6" style:font-weight-asian="bold" style:font-weight-complex="bold"/>
    </style:style>
    <style:style style:name="P6" style:family="paragraph" style:parent-style-name="Standard">
      <style:text-properties style:text-underline-style="none" fo:font-weight="bold" officeooo:rsid="001e90e6" officeooo:paragraph-rsid="001e9c20" style:font-weight-asian="bold" style:font-weight-complex="bold"/>
    </style:style>
    <style:style style:name="P7" style:family="paragraph" style:parent-style-name="Standard">
      <style:text-properties style:text-underline-style="none" fo:font-weight="bold" officeooo:rsid="001e90e6" officeooo:paragraph-rsid="0023ef9c" style:font-weight-asian="bold" style:font-weight-complex="bold"/>
    </style:style>
    <style:style style:name="P8" style:family="paragraph" style:parent-style-name="Standard">
      <style:text-properties style:text-underline-style="none" fo:font-weight="bold" officeooo:rsid="001e90e6" officeooo:paragraph-rsid="0023f64e" style:font-weight-asian="bold" style:font-weight-complex="bold"/>
    </style:style>
    <style:style style:name="P9" style:family="paragraph" style:parent-style-name="Standard">
      <style:text-properties style:text-underline-style="none" fo:font-weight="bold" officeooo:rsid="001e90e6" officeooo:paragraph-rsid="002aaa2b" style:font-weight-asian="bold" style:font-weight-complex="bold"/>
    </style:style>
    <style:style style:name="P10" style:family="paragraph" style:parent-style-name="Standard">
      <style:paragraph-properties fo:text-align="justify" style:justify-single-word="false"/>
      <style:text-properties style:text-underline-style="none" fo:font-weight="bold" officeooo:rsid="002afaeb" officeooo:paragraph-rsid="002afaeb" style:font-weight-asian="bold" style:font-weight-complex="bold"/>
    </style:style>
    <style:style style:name="P11" style:family="paragraph" style:parent-style-name="Standard">
      <style:paragraph-properties fo:text-align="justify" style:justify-single-word="false"/>
      <style:text-properties fo:color="#2a6099" style:text-underline-style="none" fo:font-weight="bold" officeooo:rsid="001e9c20" officeooo:paragraph-rsid="001e9c20" style:font-weight-asian="bold" style:font-weight-complex="bold"/>
    </style:style>
    <style:style style:name="P12" style:family="paragraph" style:parent-style-name="Standard">
      <style:paragraph-properties fo:text-align="justify" style:justify-single-word="false"/>
      <style:text-properties fo:color="#2a6099" style:text-underline-style="none" fo:font-weight="bold" officeooo:rsid="0022bb43" officeooo:paragraph-rsid="0022bb43" style:font-weight-asian="bold" style:font-weight-complex="bold"/>
    </style:style>
    <style:style style:name="P13" style:family="paragraph" style:parent-style-name="Standard">
      <style:text-properties fo:color="#2a6099" style:text-underline-style="none" fo:font-weight="bold" officeooo:rsid="001fc65d" officeooo:paragraph-rsid="001e90e6" style:font-weight-asian="bold" style:font-weight-complex="bold"/>
    </style:style>
    <style:style style:name="P14" style:family="paragraph" style:parent-style-name="Standard">
      <style:paragraph-properties fo:text-align="justify" style:justify-single-word="false"/>
      <style:text-properties fo:color="#2a6099" style:text-underline-style="none" fo:font-weight="bold" officeooo:rsid="0027687d" officeooo:paragraph-rsid="0023f64e" style:font-weight-asian="bold" style:font-weight-complex="bold"/>
    </style:style>
    <style:style style:name="P15" style:family="paragraph" style:parent-style-name="Standard">
      <style:text-properties fo:color="#2a6099" style:text-underline-style="none" fo:font-weight="bold" officeooo:rsid="001e90e6" officeooo:paragraph-rsid="0023f64e" style:font-weight-asian="bold" style:font-weight-complex="bold"/>
    </style:style>
    <style:style style:name="P16" style:family="paragraph" style:parent-style-name="Standard">
      <style:paragraph-properties fo:text-align="justify" style:justify-single-word="false"/>
      <style:text-properties fo:color="#2a6099" officeooo:rsid="00275f5b" officeooo:paragraph-rsid="00275f5b"/>
    </style:style>
    <style:style style:name="P17" style:family="paragraph" style:parent-style-name="Standard">
      <style:text-properties officeooo:paragraph-rsid="0023f64e"/>
    </style:style>
    <style:style style:name="P18" style:family="paragraph" style:parent-style-name="Standard">
      <style:paragraph-properties fo:text-align="justify" style:justify-single-word="false"/>
      <style:text-properties officeooo:paragraph-rsid="0023f64e"/>
    </style:style>
    <style:style style:name="P19" style:family="paragraph" style:parent-style-name="Standard">
      <style:paragraph-properties fo:text-align="justify" style:justify-single-word="false"/>
      <style:text-properties officeooo:paragraph-rsid="0029ba68"/>
    </style:style>
    <style:style style:name="P20" style:family="paragraph" style:parent-style-name="Standard">
      <style:text-properties fo:color="#000000" style:font-name="Liberation Serif" fo:font-size="12pt" style:text-underline-style="none" fo:font-weight="bold" officeooo:rsid="001e90e6" officeooo:paragraph-rsid="002afaeb"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style:font-name="Liberation Serif" fo:font-size="12pt" style:text-underline-style="none" fo:font-weight="bold" officeooo:rsid="002afaeb" officeooo:paragraph-rsid="002afaeb"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style:font-name="Liberation Serif" fo:font-size="12pt" style:text-underline-style="none" fo:font-weight="bold" officeooo:rsid="002afaeb" officeooo:paragraph-rsid="002bd834" style:font-size-asian="12pt" style:font-weight-asian="bold" style:font-size-complex="12pt" style:font-weight-complex="bold"/>
    </style:style>
    <style:style style:name="P23" style:family="paragraph" style:parent-style-name="Standard">
      <style:text-properties fo:color="#000000" style:font-name="Liberation Serif" fo:font-size="12pt" fo:font-weight="bold" officeooo:paragraph-rsid="002afaeb" style:font-size-asian="12pt" style:font-weight-asian="bold" style:font-size-complex="12pt" style:font-weight-complex="bold"/>
    </style:style>
    <style:style style:name="P24"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bold" style:font-size-asian="12pt" style:font-weight-asian="bold" style:font-size-complex="12pt" style:font-weight-complex="bold"/>
    </style:style>
    <style:style style:name="P25"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bold" officeooo:paragraph-rsid="002bd834" style:font-size-asian="12pt" style:font-weight-asian="bold" style:font-size-complex="12pt" style:font-weight-complex="bold"/>
    </style:style>
    <style:style style:name="P26"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bold" officeooo:rsid="002bd834" officeooo:paragraph-rsid="002bd834" style:font-size-asian="12pt" style:font-weight-asian="bold" style:font-size-complex="12pt" style:font-weight-complex="bold"/>
    </style:style>
    <style:style style:name="P27"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bold" officeooo:rsid="001e90e6" officeooo:paragraph-rsid="002bd834" style:font-size-asian="12pt" style:font-weight-asian="bold" style:font-size-complex="12pt" style:font-weight-complex="bold"/>
    </style:style>
    <style:style style:name="P28"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bold" officeooo:rsid="002ca752" officeooo:paragraph-rsid="002ca752" style:font-size-asian="12pt" style:font-weight-asian="bold" style:font-size-complex="12pt" style:font-weight-complex="bold"/>
    </style:style>
    <style:style style:name="P29" style:family="paragraph" style:parent-style-name="Standard">
      <style:text-properties fo:color="#000000" style:font-name="Monospace" fo:font-size="10pt" style:text-underline-style="none" fo:font-weight="bold" officeooo:rsid="001e90e6" officeooo:paragraph-rsid="002afaeb" style:font-size-asian="10pt" style:font-weight-asian="bold" style:font-size-complex="12pt" style:font-weight-complex="bold"/>
    </style:style>
    <style:style style:name="P30" style:family="paragraph" style:parent-style-name="Standard">
      <style:text-properties fo:color="#000000" style:font-name="Liberation Serif" fo:font-size="12pt" style:text-underline-style="none" fo:font-weight="bold" officeooo:rsid="001e90e6" officeooo:paragraph-rsid="0023f64e"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color="#2a6099" style:font-name="Liberation Serif" fo:font-size="12pt" style:text-underline-style="none" fo:font-weight="bold" officeooo:rsid="00281459" officeooo:paragraph-rsid="002bd834" style:font-size-asian="12pt" style:font-weight-asian="bold" style:font-size-complex="12pt" style:font-weight-complex="bold"/>
    </style:style>
    <style:style style:name="P3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02afaeb" officeooo:paragraph-rsid="002bd834" style:font-size-asian="12pt" style:font-weight-asian="bold" style:font-size-complex="12pt" style:font-weight-complex="bold"/>
    </style:style>
    <style:style style:name="P33"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bold" officeooo:rsid="002ca752" officeooo:paragraph-rsid="002ca752" style:font-size-asian="12pt" style:font-weight-asian="bold" style:font-size-complex="12pt" style:font-weight-complex="bold"/>
    </style:style>
    <style:style style:name="P34"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bold" officeooo:rsid="002bd834" officeooo:paragraph-rsid="002bd834" style:font-size-asian="12pt" style:font-weight-asian="bold" style:font-size-complex="12pt" style:font-weight-complex="bold"/>
    </style:style>
    <style:style style:name="P35" style:family="paragraph" style:parent-style-name="Standard">
      <style:paragraph-properties fo:margin-left="0cm" fo:margin-right="0cm" fo:text-align="justify" style:justify-single-word="false" fo:text-indent="0cm" style:auto-text-indent="false"/>
      <style:text-properties fo:color="#2a6099" style:font-name="Liberation Serif" fo:font-size="12pt" style:text-underline-style="none" fo:font-weight="bold" officeooo:rsid="002bd834" officeooo:paragraph-rsid="002bd834" style:font-size-asian="12pt" style:font-weight-asian="bold" style:font-size-complex="12pt" style:font-weight-complex="bold"/>
    </style:style>
    <style:style style:name="P36" style:family="paragraph" style:parent-style-name="Standard">
      <style:paragraph-properties fo:margin-left="0cm" fo:margin-right="0cm" fo:text-align="justify" style:justify-single-word="false" fo:text-indent="0cm" style:auto-text-indent="false"/>
      <style:text-properties fo:color="#2a6099" style:font-name="Liberation Serif" fo:font-size="12pt" style:text-underline-style="none" fo:font-weight="bold" officeooo:rsid="002ca752" officeooo:paragraph-rsid="002ca752" style:font-size-asian="12pt" style:font-weight-asian="bold" style:font-size-complex="12pt" style:font-weight-complex="bold"/>
    </style:style>
    <style:style style:name="P37"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bold" style:font-size-asian="12pt" style:font-weight-asian="bold" style:font-size-complex="12pt" style:font-weight-complex="bold"/>
    </style:style>
    <style:style style:name="T1" style:family="text">
      <style:text-properties officeooo:rsid="001e9c20"/>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e90e6" style:font-weight-asian="bold" style:font-weight-complex="bold"/>
    </style:style>
    <style:style style:name="T4" style:family="text">
      <style:text-properties style:text-underline-style="none" fo:font-weight="bold" officeooo:rsid="0025f2ac" style:font-weight-asian="bold" style:font-weight-complex="bold"/>
    </style:style>
    <style:style style:name="T5" style:family="text">
      <style:text-properties style:text-underline-style="none" fo:font-weight="bold" officeooo:rsid="001e9c20" fo:background-color="#ffff00" loext:char-shading-value="0" style:font-weight-asian="bold" style:font-weight-complex="bold"/>
    </style:style>
    <style:style style:name="T6" style:family="text">
      <style:text-properties style:text-underline-style="none" fo:font-weight="bold" officeooo:rsid="0023f64e" fo:background-color="#ffff00" loext:char-shading-value="0" style:font-weight-asian="bold" style:font-weight-complex="bold"/>
    </style:style>
    <style:style style:name="T7" style:family="text">
      <style:text-properties officeooo:rsid="001e9c20" fo:background-color="#ffff00" loext:char-shading-value="0"/>
    </style:style>
    <style:style style:name="T8" style:family="text">
      <style:text-properties officeooo:rsid="002aaa2b" fo:background-color="#ffff00" loext:char-shading-value="0"/>
    </style:style>
    <style:style style:name="T9" style:family="text">
      <style:text-properties officeooo:rsid="002bd834" fo:background-color="#ffff00" loext:char-shading-value="0"/>
    </style:style>
    <style:style style:name="T10" style:family="text">
      <style:text-properties officeooo:rsid="001f99d9"/>
    </style:style>
    <style:style style:name="T11" style:family="text">
      <style:text-properties fo:color="#2a6099"/>
    </style:style>
    <style:style style:name="T12" style:family="text">
      <style:text-properties fo:color="#2a6099" fo:font-weight="bold" officeooo:rsid="001fc65d" style:font-weight-asian="bold" style:font-weight-complex="bold"/>
    </style:style>
    <style:style style:name="T13" style:family="text">
      <style:text-properties fo:color="#2a6099" style:text-underline-style="none" fo:font-weight="bold" officeooo:rsid="001e90e6" style:font-weight-asian="bold" style:font-weight-complex="bold"/>
    </style:style>
    <style:style style:name="T14" style:family="text">
      <style:text-properties fo:color="#2a6099" style:text-underline-style="none" fo:font-weight="bold" officeooo:rsid="00281459" style:font-weight-asian="bold" style:font-weight-complex="bold"/>
    </style:style>
    <style:style style:name="T15" style:family="text">
      <style:text-properties fo:color="#2a6099" style:text-underline-style="none" fo:font-weight="bold" officeooo:rsid="0029ba68" style:font-weight-asian="bold" style:font-weight-complex="bold"/>
    </style:style>
    <style:style style:name="T16" style:family="text">
      <style:text-properties fo:color="#2a6099" style:text-underline-style="none" fo:font-weight="bold" officeooo:rsid="002fcab2" style:font-weight-asian="bold" style:font-weight-complex="bold"/>
    </style:style>
    <style:style style:name="T17" style:family="text">
      <style:text-properties fo:color="#2a6099" officeooo:rsid="00281459"/>
    </style:style>
    <style:style style:name="T18" style:family="text">
      <style:text-properties fo:color="#2a6099" officeooo:rsid="002bd834"/>
    </style:style>
    <style:style style:name="T19" style:family="text">
      <style:text-properties fo:font-style="italic" style:font-style-asian="italic"/>
    </style:style>
    <style:style style:name="T20" style:family="text">
      <style:text-properties fo:font-style="italic" style:font-style-asian="italic"/>
    </style:style>
    <style:style style:name="T21" style:family="text">
      <style:text-properties fo:font-style="italic" style:font-style-asian="italic"/>
    </style:style>
    <style:style style:name="T22" style:family="text">
      <style:text-properties officeooo:rsid="002bd834"/>
    </style:style>
    <style:style style:name="T23" style:family="text">
      <style:text-properties fo:background-color="#d4d4d4" loext:char-shading-value="0"/>
    </style:style>
    <style:style style:name="T24" style:family="text">
      <style:text-properties fo:background-color="#d4d4d4" loext:char-shading-value="0"/>
    </style:style>
    <style:style style:name="T25" style:family="text">
      <style:text-properties fo:background-color="#d4d4d4" loext:char-shading-value="0"/>
    </style:style>
    <style:style style:name="T26" style:family="text">
      <style:text-properties officeooo:rsid="002fca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icacion Test para testear código:</text:p>
      <text:p text:style-name="P1"/>
      <text:p text:style-name="P7">******************************** <text:span text:style-name="T7">Test Embotelladora </text:span>********************************</text:p>
      <text:p text:style-name="P11">Tenemos 5 botellas pequeñas, 0 grandes y 5 litros que embotellar, por tanto la salida debería ser 5 botellas de 1 litro, comprobamos que agrupa bien los litros disponibles a embotellar a las botellas de 1 litro.</text:p>
      <text:p text:style-name="P6">@Test</text:p>
      <text:p text:style-name="P5">public void Test5litros() throws NoSolution {</text:p>
      <text:p text:style-name="P5"><text:tab/>assertEquals("esperamos en la salida 5 botellas pequeñas para: (5,0,5)", 5, Embotelladora.calculaBotellasPequenas(5,0,5));</text:p>
      <text:p text:style-name="P5">}</text:p>
      <text:p text:style-name="P3"/>
      <text:p text:style-name="P11">Tenemos 5000 botellas de 1 litro, 1 de 5 litros y 5000 litros que embotellar, con este test comprobamos que optimiza el uso de botellas pequeñas, es decir, que usa el menos numero de botellas pequeñas para embotellar la cantidad total, por tanto, la salida deberán ser 4995 botellas pequeñas.</text:p>
      <text:p text:style-name="P5">@Test</text:p>
      <text:p text:style-name="P5"><text:span text:style-name="T1">p</text:span>ublic void Test5000litros() throws NoSolution {</text:p>
      <text:p text:style-name="P5"><text:tab/>assertEquals("esperamos en la salida 4995 botellas pequeñas para: (5000,1,5000)", 4995, Embotelladora.calculaBotellasPequenas(5000,1,5000));</text:p>
      <text:p text:style-name="P5">}</text:p>
      <text:p text:style-name="P3"/>
      <text:p text:style-name="P11">Comprobamos la optimizacion de botellas de 1 litro, es decir, comprobamos que se use el menor numero de botellas de 1 litro para embotellar la cantidad total. Por tanto, para embotellar 6 litros en total si disponemos de 5 botellas de <text:s/>litro y de 1 una de 5 litros, la salida deberá ser 1 botella de un litro.</text:p>
      <text:p text:style-name="P5">@Test</text:p>
      <text:p text:style-name="P5">public void TestMenorNumeroBotellas1litro() throws NoSolution {</text:p>
      <text:p text:style-name="P5"><text:tab/>assertEquals("esperamos en la salida 1 botella pequeña para: (5,1,6)", 1, Embotelladora.calculaBotellasPequenas(5,1,6));</text:p>
      <text:p text:style-name="P5">}</text:p>
      <text:p text:style-name="P3"/>
      <text:p text:style-name="P13">Con este test comprobamos que no tenemos nada que embotellar, por tanto, la salida de botellas de 1 litro es 0 pues no tenemos nada que embotellar a pesar de tener botellas disponibles.</text:p>
      <text:p text:style-name="P5">@Test</text:p>
      <text:p text:style-name="P5">public void TestNadaQueEmbotellar() throws NoSolution {</text:p>
      <text:p text:style-name="P5"><text:tab/>assertEquals("esperamos en la salida 0 botellas pequeñas para: (5,1,0)", 0, Embotelladora.calculaBotellasPequenas(5,1,0));</text:p>
      <text:p text:style-name="P5">}</text:p>
      <text:p text:style-name="P4"/>
      <text:p text:style-name="P4"><text:span text:style-name="T12">Comprobamos que si no tenemos nada que embotellar, ni botellas no tenemos fallo y la salida es 0 botellas de 1 litro.</text:span><text:tab/></text:p>
      <text:p text:style-name="P5">@Test</text:p>
      <text:p text:style-name="P5">public void TestNadaEmbotellarYnoBotellas() throws NoSolution {</text:p>
      <text:p text:style-name="P5"><text:tab/>assertEquals("esperamos en la salida 0 botellas pequeñas para: (0,0,0)", 0, Embotelladora.calculaBotellasPequenas(0,0,0));</text:p>
      <text:p text:style-name="P5">}</text:p>
      <text:p text:style-name="P3"><text:tab/></text:p>
      <text:p text:style-name="P3"/>
      <text:p text:style-name="P12"><text:soft-page-break/>Comprobamos que tenemos más liquido que embotellar que el numero de botellas disponibles para embotellar. Controlamos el error y el test okey.</text:p>
      <text:p text:style-name="P5">@Test</text:p>
      <text:p text:style-name="P5"><text:span text:style-name="T10">p</text:span>ublic void TestNoPosibleEmbotellarTodoLiquido() throws NoSolution {</text:p>
      <text:p text:style-name="P5"><text:tab/>try {</text:p>
      <text:p text:style-name="P5"><text:tab/><text:tab/>assertEquals("esperamos en la salida 0 botellas pequeñas para: (1,0,5)", 1, <text:tab/><text:tab/><text:tab/><text:tab/>Embotelladora.calculaBotellasPequenas(1,0,5));</text:p>
      <text:p text:style-name="P5"><text:tab/>}catch(Exception e) {</text:p>
      <text:p text:style-name="P5"><text:tab/><text:tab/>return;</text:p>
      <text:p text:style-name="P5"><text:tab/>}</text:p>
      <text:p text:style-name="P5"><text:tab/>fail("Imposible embotellar todo el liquido, numero de botellas insuficientes");</text:p>
      <text:p text:style-name="P5">}</text:p>
      <text:p text:style-name="P5"><text:tab/></text:p>
      <text:p text:style-name="P17"><text:span text:style-name="T3">******************************** </text:span><text:span text:style-name="T5">Test B</text:span><text:span text:style-name="T6">lack Friday</text:span><text:span text:style-name="T5"> </text:span><text:span text:style-name="T3">********************************</text:span></text:p>
      <text:p text:style-name="P16"><text:span text:style-name="T3">S</text:span><text:span text:style-name="T2">e comprueba que el precio del articulo al no aplicarle ningún descuento sigue siendo el original.</text:span></text:p>
      <text:p text:style-name="P8">@Test</text:p>
      <text:p text:style-name="P8">public void TestSinDescuento() throws InvalidParameter{</text:p>
      <text:p text:style-name="P8"><text:tab/>assertEquals("precio final 3.0", 3.0, DescuentoBlackFriday.PrecioFinal(3.0, 0.0), 0.01);</text:p>
      <text:p text:style-name="P8">}</text:p>
      <text:p text:style-name="P8"/>
      <text:p text:style-name="P14">Se comprueba que al aplicar un descuento negativo se debe controlar parámetro no valido con InvalidParameter. Por tanto, comprobamos que no se permite meter descuentos negativos.</text:p>
      <text:p text:style-name="P8">@Test</text:p>
      <text:p text:style-name="P8">public void TestSDescuentoNegativo() throws InvalidParameter{</text:p>
      <text:p text:style-name="P8"><text:tab/>try {</text:p>
      <text:p text:style-name="P8"><text:tab/><text:tab/>DescuentoBlackFriday.PrecioFinal(3.0, -3.0);</text:p>
      <text:p text:style-name="P8"><text:tab/>}catch (InvalidParameter e){</text:p>
      <text:p text:style-name="P8"><text:tab/><text:tab/>return;</text:p>
      <text:p text:style-name="P8"><text:tab/>}</text:p>
      <text:p text:style-name="P8"><text:tab/>fail("InvalidParameterException expected");</text:p>
      <text:p text:style-name="P8">}</text:p>
      <text:p text:style-name="P15"/>
      <text:p text:style-name="P18"><text:span text:style-name="T14">Se comprueba que no podemos introducir precios originales negativos, esto lanza una exception la cual debe ser controlada, y como podemos comprobar con este test, dicha exception es controlada.</text:span><text:span text:style-name="T3"><text:tab/></text:span></text:p>
      <text:p text:style-name="P8">@Test</text:p>
      <text:p text:style-name="P8">public void TestPrecioOriginalNegativo() throws InvalidParameter{</text:p>
      <text:p text:style-name="P17"><text:span text:style-name="T3"><text:tab/></text:span><text:span text:style-name="T4">t</text:span><text:span text:style-name="T3">ry {</text:span></text:p>
      <text:p text:style-name="P8"><text:tab/><text:tab/>DescuentoBlackFriday.PrecioFinal(-83.0, 3.0);</text:p>
      <text:p text:style-name="P8"><text:tab/>}catch (InvalidParameter e){</text:p>
      <text:p text:style-name="P8"><text:tab/><text:tab/>return;</text:p>
      <text:p text:style-name="P8"><text:tab/>}</text:p>
      <text:p text:style-name="P17"><text:span text:style-name="T3"><text:tab/></text:span><text:span text:style-name="T4">f</text:span><text:span text:style-name="T3">ail("InvalidParameterException expected");</text:span></text:p>
      <text:p text:style-name="P8">}</text:p>
      <text:p text:style-name="P8"/>
      <text:p text:style-name="P8"/>
      <text:p text:style-name="P8"/>
      <text:p text:style-name="P8"/>
      <text:p text:style-name="P8"><text:tab/></text:p>
      <text:p text:style-name="P19"><text:soft-page-break/><text:span text:style-name="T14">Se comprueba que s</text:span><text:span text:style-name="T16">i es blackfriday se debe aplicar el descuento, mientras que si no es blackfriday no aplicamos el descuento y el precio final es el orginal.</text:span></text:p>
      <text:p text:style-name="P30">@Test</text:p>
      <text:p text:style-name="P24">public void TestDescuentoBlackFriday() throws InvalidParameter{</text:p>
      <text:p text:style-name="P24"><text:span text:style-name="T23"><text:tab/></text:span><text:span text:style-name="T23">Calendar</text:span> c = <text:span text:style-name="T23">Calendar</text:span>.<text:span text:style-name="T19">getInstance</text:span>();</text:p>
      <text:p text:style-name="P24"><text:tab/>Date fecha = new Date();</text:p>
      <text:p text:style-name="P24"><text:tab/>int dia = c.get(<text:span text:style-name="T23">Calendar</text:span>.<text:span text:style-name="T19">DATE</text:span>); </text:p>
      <text:p text:style-name="P24"><text:tab/>int mes = c.get(<text:span text:style-name="T23">Calendar</text:span>.<text:span text:style-name="T19">MONTH</text:span>);</text:p>
      <text:p text:style-name="P24"><text:tab/> <text:s text:c="3"/></text:p>
      <text:p text:style-name="P24"><text:tab/>System.<text:span text:style-name="T19">out</text:span>.println (fecha);</text:p>
      <text:p text:style-name="P24"><text:tab/>if (dia == 29 &amp;&amp; mes == 10) {</text:p>
      <text:p text:style-name="P24"><text:tab/><text:tab/><text:span text:style-name="T19">assertEquals</text:span>("precio final con descuento: 72", 72, <text:tab/><text:tab/><text:tab/> <text:tab/><text:tab/><text:tab/>DescuentoBlackFriday.<text:span text:style-name="T19">PrecioFinal</text:span>(80.0, 10.0),0.1);</text:p>
      <text:p text:style-name="P24"><text:tab/>}else {</text:p>
      <text:p text:style-name="P24"><text:tab/> <text:s text:c="3"/><text:tab/><text:span text:style-name="T19">assertEquals</text:span>("precio final sin descuento: 80",80, <text:tab/><text:tab/><text:tab/><text:tab/> <text:tab/><text:tab/><text:tab/>DescuentoBlackFriday.<text:span text:style-name="T19">PrecioFinal</text:span>(80.0, 10.0),0.1);</text:p>
      <text:p text:style-name="P24"><text:tab/>}</text:p>
      <text:p text:style-name="P30">}</text:p>
      <text:p text:style-name="P8"/>
      <text:p text:style-name="P9">******************************** <text:span text:style-name="T7">Test </text:span><text:span text:style-name="T8">Años Bisiestos</text:span>********************************</text:p>
      <text:p text:style-name="P10"><text:span text:style-name="T17">E</text:span><text:span text:style-name="T11">n los siguientes 2 tests introducimos 2 años bisiestos con distintas propiedades, uno el 2000 y otro el 1044, la salida debe ser true en ambos.</text:span></text:p>
      <text:p text:style-name="P23">@Test</text:p>
      <text:p text:style-name="P24">public void testAnyoBisiesto2000() throws InvalidParameter {</text:p>
      <text:p text:style-name="P24"><text:tab/>int anyo = 2000;</text:p>
      <text:p text:style-name="P24"><text:tab/><text:span text:style-name="T19">assertEquals</text:span>("esperamos la salida true, para 2000", true, Bisiestos.<text:span text:style-name="T19">esBisiesto</text:span>(anyo));</text:p>
      <text:p text:style-name="P20">}</text:p>
      <text:p text:style-name="P20"/>
      <text:p text:style-name="P20">@Test</text:p>
      <text:p text:style-name="P24">public void testAnyoBisiesto1044() throws InvalidParameter {</text:p>
      <text:p text:style-name="P24"><text:tab/>int anyo = 1044;</text:p>
      <text:p text:style-name="P24"><text:tab/><text:span text:style-name="T19">assertEquals</text:span>("esperamos la salida true, para 1044", true, Bisiestos.<text:span text:style-name="T19">esBisiesto</text:span>(anyo));</text:p>
      <text:p text:style-name="P20">}</text:p>
      <text:p text:style-name="P29"/>
      <text:p text:style-name="P21"><text:span text:style-name="T17">E</text:span><text:span text:style-name="T11">n los siguientes 2 tests introducimos 2 años no bisiestos con distintas propiedades, uno el 1999 y otro el 1000, la salida debe ser false en ambos.</text:span></text:p>
      <text:p text:style-name="P21">@Test</text:p>
      <text:p text:style-name="P24">public void testAnyoNoBisiesto1999() throws InvalidParameter {</text:p>
      <text:p text:style-name="P24"><text:tab/>i<text:span text:style-name="T22">n</text:span>t anyo = 1999;</text:p>
      <text:p text:style-name="P24"><text:tab/><text:span text:style-name="T19">assertEquals</text:span>("1999, esperamos no bisiesto", false, Bisiestos.<text:span text:style-name="T19">esBisiesto</text:span>(anyo));</text:p>
      <text:p text:style-name="P24">}</text:p>
      <text:p text:style-name="P24"><text:tab/></text:p>
      <text:p text:style-name="P24">@Test</text:p>
      <text:p text:style-name="P24">public void testAnyoNoBisiesto1000() throws InvalidParameter {</text:p>
      <text:p text:style-name="P24"><text:tab/>int anyo = 1000;</text:p>
      <text:p text:style-name="P24"><text:tab/><text:span text:style-name="T19">assertEquals</text:span>("1000, esperamos no bisiesto", false, Bisiestos.<text:span text:style-name="T19">esBisiesto</text:span>(anyo));</text:p>
      <text:p text:style-name="P24">}</text:p>
      <text:p text:style-name="P21"/>
      <text:p text:style-name="P31"/>
      <text:p text:style-name="P31"><text:soft-page-break/></text:p>
      <text:p text:style-name="P22"><text:span text:style-name="T17">E</text:span><text:span text:style-name="T11">n </text:span><text:span text:style-name="T18">le</text:span><text:span text:style-name="T11"> siguiente test introducimos </text:span><text:span text:style-name="T18">un</text:span><text:span text:style-name="T11"> año </text:span><text:span text:style-name="T18">menor que cero, y esperamos que la salida sea la excepcion InvalidParameter</text:span><text:span text:style-name="T11">.</text:span></text:p>
      <text:p text:style-name="P22">@<text:span text:style-name="T23">Test</text:span></text:p>
      <text:p text:style-name="P24">public void testAnyoErroneo() throws InvalidParameter {</text:p>
      <text:p text:style-name="P24"><text:tab/>int anyo = -2;</text:p>
      <text:p text:style-name="P24"><text:tab/>try {</text:p>
      <text:p text:style-name="P24"><text:tab/><text:tab/>Bisiestos.<text:span text:style-name="T19">esBisiesto</text:span>(anyo);</text:p>
      <text:p text:style-name="P24"><text:tab/>}catch (InvalidParameter e){</text:p>
      <text:p text:style-name="P24"><text:tab/><text:tab/>return;</text:p>
      <text:p text:style-name="P24"><text:tab/>}</text:p>
      <text:p text:style-name="P25"><text:tab/><text:span text:style-name="T19">fail</text:span>("InvalidParameterException expected");</text:p>
      <text:p text:style-name="P32">}</text:p>
      <text:p text:style-name="P26"><text:span text:style-name="T17">E</text:span><text:span text:style-name="T11">l último test de calculo de años bisiestos, comprobamos que el año 0 no existe, por lo que esperamos a la salida la excepcion InvalidParameter.</text:span></text:p>
      <text:p text:style-name="P26">@Test</text:p>
      <text:p text:style-name="P26">public void testAnyoCero() throws InvalidParameter {</text:p>
      <text:p text:style-name="P26"><text:tab/>int anyo = 0;</text:p>
      <text:p text:style-name="P26"><text:tab/>try {</text:p>
      <text:p text:style-name="P26"><text:tab/><text:tab/>Bisiestos.esBisiesto(anyo);</text:p>
      <text:p text:style-name="P26"><text:tab/>}catch (InvalidParameter e){</text:p>
      <text:p text:style-name="P26"><text:tab/><text:tab/>return;</text:p>
      <text:p text:style-name="P26"><text:tab/>}</text:p>
      <text:p text:style-name="P26"><text:tab/>fail("InvalidParameterException expected");</text:p>
      <text:p text:style-name="P26">}</text:p>
      <text:p text:style-name="P26"/>
      <text:p text:style-name="P27">******************************<text:span text:style-name="T7">Test </text:span><text:span text:style-name="T9">Números Romanos</text:span>******************************</text:p>
      <text:p text:style-name="P35">Los tres primeros test comprueban diferentes entradas inválidas, la primera en el caso de que la entrada sean caracteres que no correspondan a ninún número romano, la segunda que la entrada sea vacia y la tercera que la entrada sea espacio en blanco, en los tres casos la salida esperada es la excepcion InvalidParameter.</text:p>
      <text:p text:style-name="P26">@Test</text:p>
      <text:p text:style-name="P26">public void testEntradaInvalida() throws InvalidParameter {</text:p>
      <text:p text:style-name="P26"><text:tab/>String s = "pepe";</text:p>
      <text:p text:style-name="P26"><text:tab/>try {</text:p>
      <text:p text:style-name="P26"><text:tab/><text:tab/>romanNumber.convierte(s);</text:p>
      <text:p text:style-name="P26"><text:tab/>}catch (InvalidParameter e){</text:p>
      <text:p text:style-name="P26"><text:tab/><text:tab/>return;</text:p>
      <text:p text:style-name="P26"><text:tab/>}</text:p>
      <text:p text:style-name="P26"><text:tab/>fail("InvalidParameterException expected");</text:p>
      <text:p text:style-name="P26">}</text:p>
      <text:p text:style-name="P26"><text:tab/></text:p>
      <text:p text:style-name="P26"/>
      <text:p text:style-name="P26"/>
      <text:p text:style-name="P26"/>
      <text:p text:style-name="P26"/>
      <text:p text:style-name="P26"/>
      <text:p text:style-name="P26"/>
      <text:p text:style-name="P26"/>
      <text:p text:style-name="P26"><text:soft-page-break/>@Test</text:p>
      <text:p text:style-name="P26">public void testEntradaVacia() throws InvalidParameter {</text:p>
      <text:p text:style-name="P26"><text:tab/>String s = "";</text:p>
      <text:p text:style-name="P26"><text:tab/>try {</text:p>
      <text:p text:style-name="P26"><text:tab/><text:tab/>romanNumber.convierte(s);</text:p>
      <text:p text:style-name="P26"><text:tab/>}catch (InvalidParameter e){</text:p>
      <text:p text:style-name="P26"><text:tab/><text:tab/>return;</text:p>
      <text:p text:style-name="P26"><text:tab/>}</text:p>
      <text:p text:style-name="P26"><text:tab/>fail("InvalidParameterException expected");</text:p>
      <text:p text:style-name="P26">}</text:p>
      <text:p text:style-name="P26"><text:tab/></text:p>
      <text:p text:style-name="P26">@Test</text:p>
      <text:p text:style-name="P26">public void testEntradaEspacio() throws InvalidParameter {</text:p>
      <text:p text:style-name="P26"><text:tab/>String s = " ";</text:p>
      <text:p text:style-name="P26"><text:tab/>try {</text:p>
      <text:p text:style-name="P26"><text:tab/><text:tab/>romanNumber.convierte(s);</text:p>
      <text:p text:style-name="P26"><text:tab/>}catch (InvalidParameter e){</text:p>
      <text:p text:style-name="P26"><text:tab/><text:tab/>return;</text:p>
      <text:p text:style-name="P26"><text:tab/>}</text:p>
      <text:p text:style-name="P26"><text:tab/>fail("InvalidParameterException expected");</text:p>
      <text:p text:style-name="P26">}</text:p>
      <text:p text:style-name="P26"/>
      <text:p text:style-name="P36">El siguiente test prueba una entrada válida de 2 valores, en orden ascendente, la entrada es XC, por lo que la salida debe ser 90.</text:p>
      <text:p text:style-name="P28">@Test</text:p>
      <text:p text:style-name="P28">public void testEntrada2Valores() throws InvalidParameter {</text:p>
      <text:p text:style-name="P28"><text:tab/>String s = "XC";</text:p>
      <text:p text:style-name="P28"><text:tab/>assertEquals("Entrada valida XC", 90, romanNumber.convierte(s));</text:p>
      <text:p text:style-name="P28">}</text:p>
      <text:p text:style-name="P28"/>
      <text:p text:style-name="P36">El siguiente test prueba una entrada en orden descendente, la entrada es CXVIII, por tanto a la salida esperaremos encontrar 118.</text:p>
      <text:p text:style-name="P28">@Test</text:p>
      <text:p text:style-name="P28">public void testEntradaDescendente() throws InvalidParameter {</text:p>
      <text:p text:style-name="P28"><text:tab/>String s = "CXVIII";</text:p>
      <text:p text:style-name="P28"><text:tab/>assertEquals("Entrada valida CXVIII", 118, romanNumber.convierte(s));</text:p>
      <text:p text:style-name="P28">}</text:p>
      <text:p text:style-name="P28"/>
      <text:p text:style-name="P36">En el siguiente test se prueba una entrada válida solamente de 1 valor(caso extremo), introducimos C, por tanto a la salida deberiamos obtener 100.</text:p>
      <text:p text:style-name="P28">@Test</text:p>
      <text:p text:style-name="P28">public void testEntrada1Valor() throws InvalidParameter {</text:p>
      <text:p text:style-name="P28"><text:tab/>String s = "C";</text:p>
      <text:p text:style-name="P28"><text:tab/>assertEquals("Entrada valida C", 100, romanNumber.convierte(s));</text:p>
      <text:p text:style-name="P28">}</text:p>
      <text:p text:style-name="P28"/>
      <text:p text:style-name="P36"/>
      <text:p text:style-name="P36"/>
      <text:p text:style-name="P36"><text:soft-page-break/>En el último test se prueba con una entrada con orden ascendente, introducimos IV, por lo tanto esperamos a la salida 4.</text:p>
      <text:p text:style-name="P28">@Test</text:p>
      <text:p text:style-name="P28">public void testEntradaAscendente() throws InvalidParameter {</text:p>
      <text:p text:style-name="P28"><text:tab/>String s = "IV";</text:p>
      <text:p text:style-name="P28"><text:tab/>assertEquals("Entrada valida IV", 4, romanNumber.convierte(s));</text:p>
      <text:p text:style-name="P28">}</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8T01:12:49.606508732</meta:creation-date>
    <dc:date>2019-11-28T12:24:03.005580888</dc:date>
    <meta:editing-duration>PT42M13S</meta:editing-duration>
    <meta:editing-cycles>17</meta:editing-cycles>
    <meta:generator>LibreOffice/6.3.3.2$Linux_X86_64 LibreOffice_project/30$Build-2</meta:generator>
    <meta:document-statistic meta:table-count="0" meta:image-count="0" meta:object-count="0" meta:page-count="6" meta:paragraph-count="185" meta:word-count="1073" meta:character-count="8215" meta:non-whitespace-character-count="7179"/>
  </office:meta>
</office:document-meta>
</file>